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svg:stroke-opacity="8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cm" svg:y1="1.273cm" svg:x2="2cm" svg:y2="1.273cm">
          <text:p/>
        </draw:line>
        <draw:line draw:style-name="gr2" draw:text-style-name="P1" draw:layer="layout" svg:x1="0cm" svg:y1="0.726cm" svg:x2="2cm" svg:y2="0.726cm">
          <text:p/>
        </draw:line>
        <draw:line draw:style-name="gr3" draw:text-style-name="P1" draw:layer="layout" svg:x1="2cm" svg:y1="0.999cm" svg:x2="0cm" svg:y2="0.9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18:05:10.72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